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3D3D3" style:vertical-align="automatic" fo:background-color="#C0C0C0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="thin solid #D3D3D3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D3D3D3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A9A9A9" fo:border-bottom="none" fo:border-left="none" fo:border-right="none"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A9A9A9" fo:border-bottom="none" fo:border-left="none" fo:border-right="none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7.59883333333333cm"/>
    </style:style>
    <style:style style:name="co2" style:family="table-column">
      <style:table-column-properties fo:break-before="auto" style:column-width="1.312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8.5725cm"/>
    </style:style>
    <style:style style:name="co5" style:family="table-column">
      <style:table-column-properties fo:break-before="auto" style:column-width="9.56733333333333cm"/>
    </style:style>
    <style:style style:name="co6" style:family="table-column">
      <style:table-column-properties fo:break-before="auto" style:column-width="7.78933333333333cm"/>
    </style:style>
    <style:style style:name="co7" style:family="table-column">
      <style:table-column-properties fo:break-before="auto" style:column-width="7.6835cm"/>
    </style:style>
    <style:style style:name="co8" style:family="table-column">
      <style:table-column-properties fo:break-before="auto" style:column-width="6.90033333333333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8.022166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7.00616666666667cm"/>
    </style:style>
    <style:style style:name="co13" style:family="table-column">
      <style:table-column-properties fo:break-before="auto" style:column-width="7.76816666666667cm"/>
    </style:style>
    <style:style style:name="co14" style:family="table-column">
      <style:table-column-properties fo:break-before="auto" style:column-width="7.15433333333333cm"/>
    </style:style>
    <style:style style:name="co15" style:family="table-column">
      <style:table-column-properties fo:break-before="auto" style:column-width="8.170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7_Total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UR - Cancel Applied Under Restraint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BCD - Cancel Bad Check Driver Licen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EF - Cancel Default Violation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5 - Cancel/Deny Failed Five Drive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N - Cancel/Deny False Statement NDR</text:p>
          </table:table-cell>
          <table:table-cell office:value-type="float" office:value="104" table:style-name="ce4">
            <text:p>10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4810" table:style-name="ce4">
            <text:p>48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410" table:style-name="ce4">
            <text:p>4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75271" table:style-name="ce4">
            <text:p>752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2620" table:style-name="ce4">
            <text:p>26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107" table:style-name="ce4">
            <text:p>1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I - Cancel/Deny Mental Incompetenc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77" table:style-name="ce4">
            <text:p>7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J - Cancel/Deny Judgment</text:p>
          </table:table-cell>
          <table:table-cell office:value-type="float" office:value="25985" table:style-name="ce4">
            <text:p>2598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892" table:style-name="ce4">
            <text:p>8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UR - Cancel/Deny Default</text:p>
          </table:table-cell>
          <table:table-cell office:value-type="float" office:value="11445" table:style-name="ce4">
            <text:p>114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MA - Fail Make CDL Test Appt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PD - Failed To Provide Acceptable Document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521" table:style-name="ce4">
            <text:p>5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299" table:style-name="ce4">
            <text:p>29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L - C/D Fail Surrender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LIE - Cancel License Issued in Error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JV - Cancel Outstanding Judgment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SW - Cancel Out Of State Withdrawal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WMW - Cancel Withdrawn Med Waiver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174" table:style-name="ce4">
            <text:p>1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216" table:style-name="ce4">
            <text:p>12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1251" table:style-name="ce4">
            <text:p>125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202" table:style-name="ce4">
            <text:p>2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3268" table:style-name="ce4">
            <text:p>326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1567" table:style-name="ce4">
            <text:p>1156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10468" table:style-name="ce4">
            <text:p>1046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BP - Revoke Buy/Possess Alcohol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PS - Revoke 1st Per Se (before 7/1/04)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254" table:style-name="ce4">
            <text:p>25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706" table:style-name="ce4">
            <text:p>17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819" table:style-name="ce4">
            <text:p>18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2422" table:style-name="ce4">
            <text:p>24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63" table:style-name="ce4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644" table:style-name="ce4">
            <text:p>64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RK - Revoke 3 Reckless in 2 Year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226" table:style-name="ce4">
            <text:p>2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673" table:style-name="ce4">
            <text:p>16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C - Revoke Dui/Alcohol CMV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213" table:style-name="ce4">
            <text:p>2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74" table:style-name="ce4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S - Revoke Extended – Citation SR22 Exempt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7902" table:style-name="ce4">
            <text:p>79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2395" table:style-name="ce4">
            <text:p>23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620" table:style-name="ce4">
            <text:p>6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RC - Revoke Dui/Drugs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624" table:style-name="ce4">
            <text:p>26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7867" table:style-name="ce4">
            <text:p>786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887" table:style-name="ce4">
            <text:p>88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336" table:style-name="ce4">
            <text:p>3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76" table:style-name="ce4">
            <text:p>17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6034" table:style-name="ce4">
            <text:p>60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CM - Revoke Felony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179" table:style-name="ce4">
            <text:p>117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84" table:style-name="ce4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699" table:style-name="ce4">
            <text:p>269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C - Revoke Leave Scene Acc CMV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77" table:style-name="ce4">
            <text:p>17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RD - Revoke Controlled Substanc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CR - Rev Oper CMV Under CDL Rest.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SO - CDL Vio. Out Of Service Ord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235" table:style-name="ce4">
            <text:p>12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236" table:style-name="ce4">
            <text:p>2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2 - Revoke Per Se .02&lt;.10 Second (.02&lt;.08 on or after 7/1/04)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331" table:style-name="ce4">
            <text:p>3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723" table:style-name="ce4">
            <text:p>7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58" table:style-name="ce4">
            <text:p>1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38" table:style-name="ce4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SV - Suspend 3 Serious Vios/3 Year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685" table:style-name="ce4">
            <text:p>68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94" table:style-name="ce4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339" table:style-name="ce4">
            <text:p>23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3277" table:style-name="ce4">
            <text:p>327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405" table:style-name="ce4">
            <text:p>4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318" table:style-name="ce4">
            <text:p>3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10502" table:style-name="ce4">
            <text:p>105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10183" table:style-name="ce4">
            <text:p>101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52893" table:style-name="ce4">
            <text:p>5289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7122" table:style-name="ce4">
            <text:p>71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595" table:style-name="ce4">
            <text:p>5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CR - Suspend Colorado Resident</text:p>
          </table:table-cell>
          <table:table-cell office:value-type="float" office:value="36" table:style-name="ce4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4016" table:style-name="ce4">
            <text:p>40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4571" table:style-name="ce4">
            <text:p>45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34" table:style-name="ce4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S1 - Suspend Per Se .02&lt;.10 First Revocation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8874" table:style-name="ce4">
            <text:p>88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RC1 - Sus-Rail Crossing 1st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69" table:style-name="ce4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14373" table:style-name="ce4">
            <text:p>14373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316349" table:formula="of:=SUBTOTAL(9;[.B2:.B109])" table:style-name="ce6">
            <text:p>316349</text:p>
          </table:table-cell>
          <table:table-cell table:number-columns-repeated="16382"/>
        </table:table-row>
        <table:table-row table:number-rows-repeated="1048466" table:style-name="ro1">
          <table:table-cell table:number-columns-repeated="16384"/>
        </table:table-row>
      </table:table>
      <table:table table:name="January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UR - Cancel Applied Under Restraint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EF - Cancel Default Violation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5 - Cancel/Deny Failed Five Drive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N - Cancel/Deny False Statement NDR</text:p>
          </table:table-cell>
          <table:table-cell office:value-type="float" office:value="59" table:style-name="ce4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340" table:style-name="ce4">
            <text:p>3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63" table:style-name="ce4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9352" table:style-name="ce4">
            <text:p>93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273" table:style-name="ce4">
            <text:p>2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61" table:style-name="ce4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47" table:style-name="ce4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LIE - Cancel License Issued in Error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JV - Cancel Outstanding Judgmen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SW - Cancel Out Of State Withdrawal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94" table:style-name="ce4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68" table:style-name="ce4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215" table:style-name="ce4">
            <text:p>2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1199" table:style-name="ce4">
            <text:p>119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54" table:style-name="ce4">
            <text:p>15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78" table:style-name="ce4">
            <text:p>17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239" table:style-name="ce4">
            <text:p>2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57" table:style-name="ce4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RK - Revoke 3 Reckless in 2 Year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S - Revoke Extended – Citation SR22 Exemp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448" table:style-name="ce4">
            <text:p>44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133" table:style-name="ce4">
            <text:p>1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44" table:style-name="ce4">
            <text:p>24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410" table:style-name="ce4">
            <text:p>4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97" table:style-name="ce4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659" table:style-name="ce4">
            <text:p>6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64" table:style-name="ce4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21" table:style-name="ce4">
            <text:p>2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CR - Rev Oper CMV Under CDL Rest.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17" table:style-name="ce4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35" table:style-name="ce4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63" table:style-name="ce4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3" table:style-name="ce4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158" table:style-name="ce4">
            <text:p>1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113" table:style-name="ce4">
            <text:p>1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61" table:style-name="ce4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586" table:style-name="ce4">
            <text:p>58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174" table:style-name="ce4">
            <text:p>1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4105" table:style-name="ce4">
            <text:p>41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2782" table:style-name="ce4">
            <text:p>27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71" table:style-name="ce4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CR - Suspend Colorado Resident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285" table:style-name="ce4">
            <text:p>28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496" table:style-name="ce4">
            <text:p>49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1397" table:style-name="ce4">
            <text:p>139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770" table:style-name="ce4">
            <text:p>770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6231" table:formula="of:=SUBTOTAL(9;[.B2:.B75])" table:style-name="ce6">
            <text:p>26231</text:p>
          </table:table-cell>
          <table:table-cell table:number-columns-repeated="16382"/>
        </table:table-row>
        <table:table-row table:number-rows-repeated="1048500" table:style-name="ro1">
          <table:table-cell table:number-columns-repeated="16384"/>
        </table:table-row>
      </table:table>
      <table:table table:name="February" table:style-name="ta1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Action</text:p>
          </table:table-cell>
          <table:table-cell office:value-type="string" table:style-name="ce1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UR - Cancel Applied Under Restraint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BCD - Cancel Bad Check Driver Licen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FC - Cancel/Deny False Statement CD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FN - Cancel/Deny False Statement NDR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FR - Cancel/Deny Failed Re-Exam</text:p>
          </table:table-cell>
          <table:table-cell office:value-type="float" office:value="291" table:style-name="ce1">
            <text:p>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FS - Cancel/Deny False Statement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JD - Cancel/Deny Judgment/Default</text:p>
          </table:table-cell>
          <table:table-cell office:value-type="float" office:value="7652" table:style-name="ce1">
            <text:p>7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L2 - Cancel/Deny Level 2 Incomplete</text:p>
          </table:table-cell>
          <table:table-cell office:value-type="float" office:value="152" table:style-name="ce1">
            <text:p>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MD - Cancel/Deny CDL Multiple Disq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OF - Cancel/Deny Out Of State Ftp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PH - Cancel/Deny Physical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FRD - Cancel Failed to Register Vehicle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FRI - Cancel Failed to Register Vehicl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FSI - Cancel False Statement ID Card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 - Cancel License Issued in Error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JV - Cancel Outstanding Judgmen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W - Cancel Out Of State Withdrawal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WMW - Cancel Withdrawn Med Wai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EX - Deny Extended – Accident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CEX - Deny Extended – Citation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CRN - Deny Renewed – Ci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AR - Deny 2 DUS/D/R 5 Years – 4 Years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LC - Deny Driver License Compact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UR - Deny 2 DUS/D/R 5 Years – 3 Years</text:p>
          </table:table-cell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t of State Withdrawal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108 - Revoke Per Se .08</text:p>
          </table:table-cell>
          <table:table-cell office:value-type="float" office:value="810" table:style-name="ce1">
            <text:p>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2BP - Revoke 2 Buy/Possess Alcohol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2DV - Revoke 2 Alcohol – Violation Date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2PS - Revoke Per Se .08 Second Offense</text:p>
          </table:table-cell>
          <table:table-cell office:value-type="float" office:value="142" table:style-name="ce1">
            <text:p>1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3AO - Revoke 3 Alcohol Convictions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3BP - R3BP Revoke 3 or More Buy/Possess Alcoh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3PS - Revoke 3rd or Subsequent Offense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CD - Revoke DWAI CDL Holder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EX - Revoke Extended – Accident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ON - Revoke Dui/Alcohol Non-CMV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RN - Revoke Renewed – Accid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ES - Revoke Extended – Citation SR22 Exemp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EX - Revoke Extended – Citation</text:p>
          </table:table-cell>
          <table:table-cell office:value-type="float" office:value="509" table:style-name="ce1">
            <text:p>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MT - Revoke Criminal Mischief Theft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RN - Revoke Renewed – Citation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SI - Revoke Drove Under Insurance Suspension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UI - Revoke DUI Conviction</text:p>
          </table:table-cell>
          <table:table-cell office:value-type="float" office:value="400" table:style-name="ce1">
            <text:p>4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2 - Revoke Two Refusals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3 - Revoke Three Refusals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C - Revoke Refusal CMV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H - Revoke Refusal HA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N - Revoke Refusal Non-CMV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R - Revoke Refusal</text:p>
          </table:table-cell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EL - Revoke Felony/MV Used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SR - Revoke Failed Stop/Render Ai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HTO - Revoke Habitual Traffic Offender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AO - Revoke Alcohol Offense – Minor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D1 - Revoke BAC .02&lt;.05 Under 2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CR - Rev Oper CMV Under CDL Rest.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AO - Revoke Alcohol Offense – Provisional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S1 - Revoke Per Se .02&lt;.10 First Revocation (.02&lt;.08 on or after 7/1/04)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SC - Revoke Per Se 0.04 CMV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SH - Revoke Per Se .04 HAZ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SN - Revoke Per Se .08 Non-CMV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TID - Revoke Violate License Restriction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VAS - Revoke Vehicular Assault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VHM - Revoke Vehicular Homicide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2SV - Suspend 2 Serious Vios/3 Yea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EX - Suspend Extended – Accident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2 - Suspend Administrative Insurance-Secon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3 - Suspend Administrative Insurance-Three or M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N - Suspend Administrative Insurance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N - Suspend Renewed – Accid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EX - Suspend Extended – Citation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N - Suspension Renewed – Citation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IR - Suspend Direct Excessive Points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UI - Suspend Drove Under the Influenc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FCE - Suspend License Restriction-Extend</text:p>
          </table:table-cell>
          <table:table-cell office:value-type="float" office:value="736" table:style-name="ce1">
            <text:p>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FRA - Suspend Financial Responsibility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FTC - Suspend Failed to Comply Child Support</text:p>
          </table:table-cell>
          <table:table-cell office:value-type="float" office:value="2779" table:style-name="ce1">
            <text:p>2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S - Suspend Insurance Termination</text:p>
          </table:table-cell>
          <table:table-cell office:value-type="float" office:value="1577" table:style-name="ce1">
            <text:p>1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JDG - Suspend Unsatisfied Judgment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CR - Suspend Colorado Resident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LI - Suspend No Liability Insurance</text:p>
          </table:table-cell>
          <table:table-cell office:value-type="float" office:value="254" table:style-name="ce1">
            <text:p>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RV - Suspend Non-Resident Violator</text:p>
          </table:table-cell>
          <table:table-cell office:value-type="float" office:value="259" table:style-name="ce1">
            <text:p>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I - Suspend Providing Alcohol/ID to Mino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S1 - Suspend Per Se .02&lt;.10 First Revoc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T9 - Suspend Excessive Points</text:p>
          </table:table-cell>
          <table:table-cell office:value-type="float" office:value="1261" table:style-name="ce1">
            <text:p>1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LA - Suspend No Interlock Lease</text:p>
          </table:table-cell>
          <table:table-cell office:value-type="float" office:value="989" table:style-name="ce1">
            <text:p>98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1028" table:style-name="ce1">
            <text:p>21028</text:p>
          </table:table-cell>
          <table:table-cell table:number-columns-repeated="16382"/>
        </table:table-row>
        <table:table-row table:number-rows-repeated="1048490" table:style-name="ro1">
          <table:table-cell table:number-columns-repeated="16384"/>
        </table:table-row>
      </table:table>
      <table:table table:name="March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419" table:style-name="ce4">
            <text:p>4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9108" table:style-name="ce4">
            <text:p>91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181" table:style-name="ce4">
            <text:p>18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71" table:style-name="ce4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123" table:style-name="ce4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WMW - Cancel Withdrawn Med Waiv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02" table:style-name="ce4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123" table:style-name="ce4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350" table:style-name="ce4">
            <text:p>3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231" table:style-name="ce4">
            <text:p>12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882" table:style-name="ce4">
            <text:p>8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29" table:style-name="ce4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55" table:style-name="ce4">
            <text:p>15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209" table:style-name="ce4">
            <text:p>2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53" table:style-name="ce4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C - Revoke Dui/Alcoho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721" table:style-name="ce4">
            <text:p>7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207" table:style-name="ce4">
            <text:p>2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RC - Revoke Dui/Drugs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07" table:style-name="ce4">
            <text:p>2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616" table:style-name="ce4">
            <text:p>6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3" table:style-name="ce4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533" table:style-name="ce4">
            <text:p>5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05" table:style-name="ce4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59" table:style-name="ce4">
            <text:p>2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86" table:style-name="ce4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33" table:style-name="ce4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29" table:style-name="ce4">
            <text:p>2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350" table:style-name="ce4">
            <text:p>3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43" table:style-name="ce4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122" table:style-name="ce4">
            <text:p>1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903" table:style-name="ce4">
            <text:p>9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685" table:style-name="ce4">
            <text:p>68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058" table:style-name="ce4">
            <text:p>30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417" table:style-name="ce4">
            <text:p>14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CR - Suspend Colorado Residen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37" table:style-name="ce4">
            <text:p>33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197" table:style-name="ce4">
            <text:p>19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642" table:style-name="ce4">
            <text:p>6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RC1 - Sus-Rail Crossing 1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1654" table:style-name="ce4">
            <text:p>1654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6201" table:formula="of:=SUBTOTAL(9;[.B2:.B77])" table:style-name="ce6">
            <text:p>26201</text:p>
          </table:table-cell>
          <table:table-cell table:number-columns-repeated="16382"/>
        </table:table-row>
        <table:table-row table:number-rows-repeated="1048498" table:style-name="ro1">
          <table:table-cell table:number-columns-repeated="16384"/>
        </table:table-row>
      </table:table>
      <table:table table:name="April" table:style-name="ta1">
        <table:table-column table:style-name="co7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336" table:style-name="ce4">
            <text:p>3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7855" table:style-name="ce4">
            <text:p>785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90" table:style-name="ce4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13" table:style-name="ce4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71" table:style-name="ce4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97" table:style-name="ce4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LIE - Cancel License Issued in Erro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WMW - Cancel Withdrawn Med Waiv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11" table:style-name="ce4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139" table:style-name="ce4">
            <text:p>1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13" table:style-name="ce4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340" table:style-name="ce4">
            <text:p>3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333" table:style-name="ce4">
            <text:p>13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871" table:style-name="ce4">
            <text:p>8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BP - Revoke Buy/Possess Alcohol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54" table:style-name="ce4">
            <text:p>15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56" table:style-name="ce4">
            <text:p>1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195" table:style-name="ce4">
            <text:p>1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68" table:style-name="ce4">
            <text:p>6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96" table:style-name="ce4">
            <text:p>9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S - Revoke Extended – Citation SR22 Exemp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708" table:style-name="ce4">
            <text:p>7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194" table:style-name="ce4">
            <text:p>1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52" table:style-name="ce4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729" table:style-name="ce4">
            <text:p>7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89" table:style-name="ce4">
            <text:p>8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36" table:style-name="ce4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69" table:style-name="ce4">
            <text:p>46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94" table:style-name="ce4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37" table:style-name="ce4">
            <text:p>23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98" table:style-name="ce4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35" table:style-name="ce4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61" table:style-name="ce4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191" table:style-name="ce4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280" table:style-name="ce4">
            <text:p>28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36" table:style-name="ce4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686" table:style-name="ce4">
            <text:p>68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618" table:style-name="ce4">
            <text:p>6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646" table:style-name="ce4">
            <text:p>36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22" table:style-name="ce4">
            <text:p>1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52" table:style-name="ce4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14" table:style-name="ce4">
            <text:p>3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138" table:style-name="ce4">
            <text:p>13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641" table:style-name="ce4">
            <text:p>64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1198" table:style-name="ce4">
            <text:p>1198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3206" table:formula="of:=SUBTOTAL(9;[.B2:.B80])" table:style-name="ce6">
            <text:p>23206</text:p>
          </table:table-cell>
          <table:table-cell table:number-columns-repeated="16382"/>
        </table:table-row>
        <table:table-row table:number-rows-repeated="1048495" table:style-name="ro1">
          <table:table-cell table:number-columns-repeated="16384"/>
        </table:table-row>
      </table:table>
      <table:table table:name="May" table:style-name="ta1">
        <table:table-column table:style-name="co7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N - Cancel/Deny False Statement NDR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348" table:style-name="ce4">
            <text:p>34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33" table:style-name="ce4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8943" table:style-name="ce4">
            <text:p>894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112" table:style-name="ce4">
            <text:p>1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53" table:style-name="ce4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MA - Fail Make CDL Test Appt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PD - Failed To Provide Acceptable Document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52" table:style-name="ce4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L - C/D Fail Surrender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136" table:style-name="ce4">
            <text:p>1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312" table:style-name="ce4">
            <text:p>3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236" table:style-name="ce4">
            <text:p>12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839" table:style-name="ce4">
            <text:p>8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61" table:style-name="ce4">
            <text:p>1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50" table:style-name="ce4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194" table:style-name="ce4">
            <text:p>1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49" table:style-name="ce4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26" table:style-name="ce4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C - Revoke Dui/Alcoho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745" table:style-name="ce4">
            <text:p>7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220" table:style-name="ce4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59" table:style-name="ce4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02" table:style-name="ce4">
            <text:p>2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747" table:style-name="ce4">
            <text:p>7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84" table:style-name="ce4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37" table:style-name="ce4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3" table:style-name="ce4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24" table:style-name="ce4">
            <text:p>1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25" table:style-name="ce4">
            <text:p>2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17" table:style-name="ce4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49" table:style-name="ce4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194" table:style-name="ce4">
            <text:p>1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303" table:style-name="ce4">
            <text:p>3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34" table:style-name="ce4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559" table:style-name="ce4">
            <text:p>5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918" table:style-name="ce4">
            <text:p>9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338" table:style-name="ce4">
            <text:p>333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95" table:style-name="ce4">
            <text:p>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42" table:style-name="ce4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CR - Suspend Colorado Resident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28" table:style-name="ce4">
            <text:p>3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161" table:style-name="ce4">
            <text:p>1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657" table:style-name="ce4">
            <text:p>6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RC1 - Sus-Rail Crossing 1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2476" table:style-name="ce4">
            <text:p>2476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5429" table:formula="of:=SUBTOTAL(9;[.B2:.B81])" table:style-name="ce6">
            <text:p>25429</text:p>
          </table:table-cell>
          <table:table-cell table:number-columns-repeated="16382"/>
        </table:table-row>
        <table:table-row table:number-rows-repeated="1048494" table:style-name="ro1">
          <table:table-cell table:number-columns-repeated="16384"/>
        </table:table-row>
      </table:table>
      <table:table table:name="June" table:style-name="ta1">
        <table:table-column table:style-name="co8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434" table:style-name="ce4">
            <text:p>4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9495" table:style-name="ce4">
            <text:p>94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64" table:style-name="ce4">
            <text:p>6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WMW - Cancel Withdrawn Med Waiv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88" table:style-name="ce4">
            <text:p>8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121" table:style-name="ce4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308" table:style-name="ce4">
            <text:p>3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946" table:style-name="ce4">
            <text:p>9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851" table:style-name="ce4">
            <text:p>85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PS - Revoke 1st Per Se (before 7/1/04)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12" table:style-name="ce4">
            <text:p>1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77" table:style-name="ce4">
            <text:p>17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152" table:style-name="ce4">
            <text:p>1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60" table:style-name="ce4">
            <text:p>1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C - Revoke Dui/Alcohol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S - Revoke Extended – Citation SR22 Exempt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657" table:style-name="ce4">
            <text:p>6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175" table:style-name="ce4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62" table:style-name="ce4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31" table:style-name="ce4">
            <text:p>2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695" table:style-name="ce4">
            <text:p>6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74" table:style-name="ce4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39" table:style-name="ce4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92" table:style-name="ce4">
            <text:p>4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78" table:style-name="ce4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191" table:style-name="ce4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RD - Revoke Controlled Substa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05" table:style-name="ce4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72" table:style-name="ce4">
            <text:p>7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61" table:style-name="ce4">
            <text:p>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12" table:style-name="ce4">
            <text:p>2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292" table:style-name="ce4">
            <text:p>29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35" table:style-name="ce4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600" table:style-name="ce4">
            <text:p>6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1059" table:style-name="ce4">
            <text:p>10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455" table:style-name="ce4">
            <text:p>345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03" table:style-name="ce4">
            <text:p>1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277" table:style-name="ce4">
            <text:p>27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186" table:style-name="ce4">
            <text:p>18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526" table:style-name="ce4">
            <text:p>5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1209" table:style-name="ce4">
            <text:p>1209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4308" table:formula="of:=SUBTOTAL(9;[.B2:.B77])" table:style-name="ce6">
            <text:p>24308</text:p>
          </table:table-cell>
          <table:table-cell table:number-columns-repeated="16382"/>
        </table:table-row>
        <table:table-row table:number-rows-repeated="1048498" table:style-name="ro1">
          <table:table-cell table:number-columns-repeated="16384"/>
        </table:table-row>
      </table:table>
      <table:table table:name="July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369" table:style-name="ce4">
            <text:p>36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8565" table:style-name="ce4">
            <text:p>85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125" table:style-name="ce4">
            <text:p>1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37" table:style-name="ce4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LIE - Cancel License Issued in Erro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WMW - Cancel Withdrawn Med Waiver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86" table:style-name="ce4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169" table:style-name="ce4">
            <text:p>16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995" table:style-name="ce4">
            <text:p>9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735" table:style-name="ce4">
            <text:p>7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BP - Revoke Buy/Possess Alcoho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PS - Revoke 1st Per Se (before 7/1/04)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36" table:style-name="ce4">
            <text:p>1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29" table:style-name="ce4">
            <text:p>1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170" table:style-name="ce4">
            <text:p>1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43" table:style-name="ce4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50" table:style-name="ce4">
            <text:p>1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608" table:style-name="ce4">
            <text:p>6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180" table:style-name="ce4">
            <text:p>18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149" table:style-name="ce4">
            <text:p>14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557" table:style-name="ce4">
            <text:p>5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62" table:style-name="ce4">
            <text:p>6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71" table:style-name="ce4">
            <text:p>4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03" table:style-name="ce4">
            <text:p>1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184" table:style-name="ce4">
            <text:p>18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RD - Revoke Controlled Substanc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91" table:style-name="ce4">
            <text:p>9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31" table:style-name="ce4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65" table:style-name="ce4">
            <text:p>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46" table:style-name="ce4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161" table:style-name="ce4">
            <text:p>1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234" table:style-name="ce4">
            <text:p>2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545" table:style-name="ce4">
            <text:p>5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873" table:style-name="ce4">
            <text:p>8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14365" table:style-name="ce4">
            <text:p>143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63" table:style-name="ce4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85" table:style-name="ce4">
            <text:p>8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264" table:style-name="ce4">
            <text:p>26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146" table:style-name="ce4">
            <text:p>1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478" table:style-name="ce4">
            <text:p>47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RC1 - Sus-Rail Crossing 1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759" table:style-name="ce4">
            <text:p>759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32714" table:formula="of:=SUBTOTAL(9;[.B2:.B78])" table:style-name="ce6">
            <text:p>32714</text:p>
          </table:table-cell>
          <table:table-cell table:number-columns-repeated="16382"/>
        </table:table-row>
        <table:table-row table:number-rows-repeated="1048497" table:style-name="ro1">
          <table:table-cell table:number-columns-repeated="16384"/>
        </table:table-row>
      </table:table>
      <table:table table:name="August" table:style-name="ta1">
        <table:table-column table:style-name="co10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483" table:style-name="ce4">
            <text:p>4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45" table:style-name="ce4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10651" table:style-name="ce4">
            <text:p>1065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169" table:style-name="ce4">
            <text:p>16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94" table:style-name="ce4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33" table:style-name="ce4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06" table:style-name="ce4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090" table:style-name="ce4">
            <text:p>10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852" table:style-name="ce4">
            <text:p>8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BP - Revoke Buy/Possess Alcohol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42" table:style-name="ce4">
            <text:p>1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31" table:style-name="ce4">
            <text:p>1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226" table:style-name="ce4">
            <text:p>2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57" table:style-name="ce4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309" table:style-name="ce4">
            <text:p>3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757" table:style-name="ce4">
            <text:p>7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223" table:style-name="ce4">
            <text:p>2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46" table:style-name="ce4">
            <text:p>2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732" table:style-name="ce4">
            <text:p>7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74" table:style-name="ce4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99" table:style-name="ce4">
            <text:p>49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02" table:style-name="ce4">
            <text:p>10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63" table:style-name="ce4">
            <text:p>2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2 - Revoke Per Se .02&lt;.10 Second (.02&lt;.08 on or after 7/1/04)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71" table:style-name="ce4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146" table:style-name="ce4">
            <text:p>14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25" table:style-name="ce4">
            <text:p>2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334" table:style-name="ce4">
            <text:p>3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36" table:style-name="ce4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639" table:style-name="ce4">
            <text:p>6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1635" table:style-name="ce4">
            <text:p>163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471" table:style-name="ce4">
            <text:p>34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98" table:style-name="ce4">
            <text:p>19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90" table:style-name="ce4">
            <text:p>3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472" table:style-name="ce4">
            <text:p>47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661" table:style-name="ce4">
            <text:p>6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63" table:style-name="ce4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739" table:style-name="ce4">
            <text:p>739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7221" table:formula="of:=SUBTOTAL(9;[.B2:.B76])" table:style-name="ce6">
            <text:p>27221</text:p>
          </table:table-cell>
          <table:table-cell table:number-columns-repeated="16382"/>
        </table:table-row>
        <table:table-row table:number-rows-repeated="1048499" table:style-name="ro1">
          <table:table-cell table:number-columns-repeated="16384"/>
        </table:table-row>
      </table:table>
      <table:table table:name="September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N - Cancel/Deny False Statement NDR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448" table:style-name="ce4">
            <text:p>44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1005" table:style-name="ce4">
            <text:p>10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216" table:style-name="ce4">
            <text:p>2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J - Cancel/Deny Judgment</text:p>
          </table:table-cell>
          <table:table-cell office:value-type="float" office:value="6541" table:style-name="ce4">
            <text:p>654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74" table:style-name="ce4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UR - Cancel/Deny Default</text:p>
          </table:table-cell>
          <table:table-cell office:value-type="float" office:value="2703" table:style-name="ce4">
            <text:p>27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93" table:style-name="ce4">
            <text:p>9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220" table:style-name="ce4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073" table:style-name="ce4">
            <text:p>10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732" table:style-name="ce4">
            <text:p>7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52" table:style-name="ce4">
            <text:p>1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40" table:style-name="ce4">
            <text:p>1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214" table:style-name="ce4">
            <text:p>2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42" table:style-name="ce4">
            <text:p>1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C - Revoke Dui/Alcoho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670" table:style-name="ce4">
            <text:p>6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196" table:style-name="ce4">
            <text:p>19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52" table:style-name="ce4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183" table:style-name="ce4">
            <text:p>1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632" table:style-name="ce4">
            <text:p>6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58" table:style-name="ce4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62" table:style-name="ce4">
            <text:p>46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06" table:style-name="ce4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14" table:style-name="ce4">
            <text:p>2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C - Revoke Leave Scene Acc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CR - Rev Oper CMV Under CDL Rest.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SO - CDL Vio. Out Of Service Ord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84" table:style-name="ce4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2" table:style-name="ce4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63" table:style-name="ce4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07" table:style-name="ce4">
            <text:p>2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282" table:style-name="ce4">
            <text:p>2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658" table:style-name="ce4">
            <text:p>65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851" table:style-name="ce4">
            <text:p>85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910" table:style-name="ce4">
            <text:p>39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40" table:style-name="ce4">
            <text:p>1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97" table:style-name="ce4">
            <text:p>9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56" table:style-name="ce4">
            <text:p>3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734" table:style-name="ce4">
            <text:p>7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595" table:style-name="ce4">
            <text:p>5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724" table:style-name="ce4">
            <text:p>724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5531" table:formula="of:=SUBTOTAL(9;[.B2:.B77])" table:style-name="ce6">
            <text:p>25531</text:p>
          </table:table-cell>
          <table:table-cell table:number-columns-repeated="16382"/>
        </table:table-row>
        <table:table-row table:number-rows-repeated="1048498" table:style-name="ro1">
          <table:table-cell table:number-columns-repeated="16384"/>
        </table:table-row>
      </table:table>
      <table:table table:name="October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413" table:style-name="ce4">
            <text:p>4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303" table:style-name="ce4">
            <text:p>30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I - Cancel/Deny Mental Incompete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J - Cancel/Deny Judgment</text:p>
          </table:table-cell>
          <table:table-cell office:value-type="float" office:value="6516" table:style-name="ce4">
            <text:p>65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75" table:style-name="ce4">
            <text:p>7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UR - Cancel/Deny Default</text:p>
          </table:table-cell>
          <table:table-cell office:value-type="float" office:value="2975" table:style-name="ce4">
            <text:p>297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PD - Failed To Provide Acceptable Document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WMW - Cancel Withdrawn Med Waiv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07" table:style-name="ce4">
            <text:p>1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381" table:style-name="ce4">
            <text:p>38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304" table:style-name="ce4">
            <text:p>30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112" table:style-name="ce4">
            <text:p>11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823" table:style-name="ce4">
            <text:p>8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BP - Revoke Buy/Possess Alcoho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24" table:style-name="ce4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56" table:style-name="ce4">
            <text:p>1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51" table:style-name="ce4">
            <text:p>15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224" table:style-name="ce4">
            <text:p>2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48" table:style-name="ce4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91" table:style-name="ce4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624" table:style-name="ce4">
            <text:p>62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230" table:style-name="ce4">
            <text:p>2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42" table:style-name="ce4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31" table:style-name="ce4">
            <text:p>23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752" table:style-name="ce4">
            <text:p>7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84" table:style-name="ce4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8" table:style-name="ce4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506" table:style-name="ce4">
            <text:p>5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CM - Revoke Felony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21" table:style-name="ce4">
            <text:p>1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232" table:style-name="ce4">
            <text:p>2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21" table:style-name="ce4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CR - Rev Oper CMV Under CDL Rest.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H - Revoke Per Se .04 HAZ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52" table:style-name="ce4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83" table:style-name="ce4">
            <text:p>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175" table:style-name="ce4">
            <text:p>17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259" table:style-name="ce4">
            <text:p>25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1287" table:style-name="ce4">
            <text:p>128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1079" table:style-name="ce4">
            <text:p>107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4182" table:style-name="ce4">
            <text:p>418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07" table:style-name="ce4">
            <text:p>10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75" table:style-name="ce4">
            <text:p>37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480" table:style-name="ce4">
            <text:p>48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649" table:style-name="ce4">
            <text:p>64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RC1 - Sus-Rail Crossing 1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2204" table:style-name="ce4">
            <text:p>2204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8106" table:formula="of:=SUBTOTAL(9;[.B2:.B82])" table:style-name="ce6">
            <text:p>28106</text:p>
          </table:table-cell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table table:name="November" table:style-name="ta1">
        <table:table-column table:style-name="co1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396" table:style-name="ce4">
            <text:p>39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13" table:style-name="ce4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381" table:style-name="ce4">
            <text:p>38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8" table:style-name="ce4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I - Cancel/Deny Mental Incompetenc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J - Cancel/Deny Judgment</text:p>
          </table:table-cell>
          <table:table-cell office:value-type="float" office:value="6305" table:style-name="ce4">
            <text:p>63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95" table:style-name="ce4">
            <text:p>9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UR - Cancel/Deny Default</text:p>
          </table:table-cell>
          <table:table-cell office:value-type="float" office:value="2620" table:style-name="ce4">
            <text:p>26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LIE - Cancel License Issued in Error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90" table:style-name="ce4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RN - Deny Renewed – Citation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233" table:style-name="ce4">
            <text:p>23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1065" table:style-name="ce4">
            <text:p>10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741" table:style-name="ce4">
            <text:p>74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26" table:style-name="ce4">
            <text:p>1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193" table:style-name="ce4">
            <text:p>19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41" table:style-name="ce4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63" table:style-name="ce4">
            <text:p>1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627" table:style-name="ce4">
            <text:p>6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212" table:style-name="ce4">
            <text:p>2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56" table:style-name="ce4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238" table:style-name="ce4">
            <text:p>23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647" table:style-name="ce4">
            <text:p>6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23" table:style-name="ce4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H - Revoke Refusal HAZ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5" table:style-name="ce4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77" table:style-name="ce4">
            <text:p>47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111" table:style-name="ce4">
            <text:p>1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191" table:style-name="ce4">
            <text:p>19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C - Revoke Leave Scene Acc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N - Revoke Leave Scene Acc Non-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CR - Rev Oper CMV Under CDL Rest.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106" table:style-name="ce4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8" table:style-name="ce4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49" table:style-name="ce4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SV - Suspend 2 Serious Vios/3 Year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SV - Suspend 3 Serious Vios/3 Years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74" table:style-name="ce4">
            <text:p>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312" table:style-name="ce4">
            <text:p>3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53" table:style-name="ce4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IR - Suspend Direct Excessive Points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564" table:style-name="ce4">
            <text:p>56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905" table:style-name="ce4">
            <text:p>9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213" table:style-name="ce4">
            <text:p>32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CR - Suspend Colorado Residen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36" table:style-name="ce4">
            <text:p>33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771" table:style-name="ce4">
            <text:p>7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563" table:style-name="ce4">
            <text:p>56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690" table:style-name="ce4">
            <text:p>690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3646" table:formula="of:=SUBTOTAL(9;[.B2:.B82])" table:style-name="ce6">
            <text:p>23646</text:p>
          </table:table-cell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table table:name="December" table:style-name="ta1">
        <table:table-column table:style-name="co1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ou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AM - Cancel/Deny Altered/Misuse Licen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C - Cancel/Deny False Statement CDL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R - Cancel/Deny Failed Re-Exam</text:p>
          </table:table-cell>
          <table:table-cell office:value-type="float" office:value="374" table:style-name="ce4">
            <text:p>37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FS - Cancel/Deny False Statement</text:p>
          </table:table-cell>
          <table:table-cell office:value-type="float" office:value="39" table:style-name="ce4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JD - Cancel/Deny Judgment/Default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L2 - Cancel/Deny Level 2 Incomplete</text:p>
          </table:table-cell>
          <table:table-cell office:value-type="float" office:value="432" table:style-name="ce4">
            <text:p>43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MD - Cancel/Deny CDL Multiple Disq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F - Cancel/Deny Out Of State Ftp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OJ - Cancel/Deny Judgment</text:p>
          </table:table-cell>
          <table:table-cell office:value-type="float" office:value="6052" table:style-name="ce4">
            <text:p>605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PH - Cancel/Deny Physical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DUR - Cancel/Deny Default</text:p>
          </table:table-cell>
          <table:table-cell office:value-type="float" office:value="2900" table:style-name="ce4">
            <text:p>29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D - Cancel Failed to Register Vehicle</text:p>
          </table:table-cell>
          <table:table-cell office:value-type="float" office:value="17" table:style-name="ce4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RI - Cancel Failed to Register Vehicl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FSI - Cancel False Statement ID Card</text:p>
          </table:table-cell>
          <table:table-cell office:value-type="float" office:value="19" table:style-name="ce4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AEX - Deny Extended – Accident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CEX - Deny Extended – Citation</text:p>
          </table:table-cell>
          <table:table-cell office:value-type="float" office:value="106" table:style-name="ce4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AR - Deny 2 DUS/D/R 5 Years – 4 Years</text:p>
          </table:table-cell>
          <table:table-cell office:value-type="float" office:value="44" table:style-name="ce4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LC - Deny Driver License Compact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DUR - Deny 2 DUS/D/R 5 Years – 3 Years</text:p>
          </table:table-cell>
          <table:table-cell office:value-type="float" office:value="212" table:style-name="ce4">
            <text:p>2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ut of State Withdrawal</text:p>
          </table:table-cell>
          <table:table-cell office:value-type="float" office:value="864" table:style-name="ce4">
            <text:p>86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08 - Revoke Per Se .08</text:p>
          </table:table-cell>
          <table:table-cell office:value-type="float" office:value="796" table:style-name="ce4">
            <text:p>79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1BP - Revoke Buy/Possess Alcohol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BP - Revoke 2 Buy/Possess Alcohol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DV - Revoke 2 Alcohol – Violation Date</text:p>
          </table:table-cell>
          <table:table-cell office:value-type="float" office:value="114" table:style-name="ce4">
            <text:p>1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2PS - Revoke Per Se .08 Second Offense</text:p>
          </table:table-cell>
          <table:table-cell office:value-type="float" office:value="123" table:style-name="ce4">
            <text:p>1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AO - Revoke 3 Alcohol Convictions</text:p>
          </table:table-cell>
          <table:table-cell office:value-type="float" office:value="170" table:style-name="ce4">
            <text:p>17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BP - R3BP Revoke 3 or More Buy/Possess Alcohol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3PS - Revoke 3rd or Subsequent Offense</text:p>
          </table:table-cell>
          <table:table-cell office:value-type="float" office:value="53" table:style-name="ce4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CD - Revoke DWAI CDL Holder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EX - Revoke Extended – Accident</text:p>
          </table:table-cell>
          <table:table-cell office:value-type="float" office:value="145" table:style-name="ce4">
            <text:p>14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ON - Revoke Dui/Alcohol Non-CMV</text:p>
          </table:table-cell>
          <table:table-cell office:value-type="float" office:value="16" table:style-name="ce4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RN - Revoke Renewed – Accident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EX - Revoke Extended – Citation</text:p>
          </table:table-cell>
          <table:table-cell office:value-type="float" office:value="528" table:style-name="ce4">
            <text:p>52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MT - Revoke Criminal Mischief Theft</text:p>
          </table:table-cell>
          <table:table-cell office:value-type="float" office:value="183" table:style-name="ce4">
            <text:p>1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RN - Revoke Renewed – Citation</text:p>
          </table:table-cell>
          <table:table-cell office:value-type="float" office:value="26" table:style-name="ce4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SU - Revocation Concurrent Southern Ut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SI - Revoke Drove Under Insurance Suspension</text:p>
          </table:table-cell>
          <table:table-cell office:value-type="float" office:value="147" table:style-name="ce4">
            <text:p>1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DUI - Revoke DUI Conviction</text:p>
          </table:table-cell>
          <table:table-cell office:value-type="float" office:value="634" table:style-name="ce4">
            <text:p>63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2 - Revoke Two Refusals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3 - Revoke Three Refusals</text:p>
          </table:table-cell>
          <table:table-cell office:value-type="float" office:value="14" table:style-name="ce4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C - Revoke Refusal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N - Revoke Refusal Non-CMV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CR - Revoke Refusal</text:p>
          </table:table-cell>
          <table:table-cell office:value-type="float" office:value="427" table:style-name="ce4">
            <text:p>42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EL - Revoke Felony/MV Used</text:p>
          </table:table-cell>
          <table:table-cell office:value-type="float" office:value="94" table:style-name="ce4">
            <text:p>9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FSR - Revoke Failed Stop/Render Aid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HTO - Revoke Habitual Traffic Offender</text:p>
          </table:table-cell>
          <table:table-cell office:value-type="float" office:value="190" table:style-name="ce4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LSC - Revoke Leave Scene Acc CMV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MAO - Revoke Alcohol Offense – Minor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ND1 - Revoke BAC .02&lt;.05 Under 21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CR - Rev Oper CMV Under CDL Rest.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AO - Revoke Alcohol Offense – Provisional</text:p>
          </table:table-cell>
          <table:table-cell office:value-type="float" office:value="83" table:style-name="ce4">
            <text:p>8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1 - Revoke Per Se .02&lt;.10 First Revocation (.02&lt;.08 on or after 7/1/04)</text:p>
          </table:table-cell>
          <table:table-cell office:value-type="float" office:value="9" table:style-name="ce4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2 - Revoke Per Se .02&lt;.10 Second (.02&lt;.08 on or after 7/1/04)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C - Revoke Per Se 0.04 CMV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PSN - Revoke Per Se .08 Non-CMV</text:p>
          </table:table-cell>
          <table:table-cell office:value-type="float" office:value="29" table:style-name="ce4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TID - Revoke Violate License Restriction</text:p>
          </table:table-cell>
          <table:table-cell office:value-type="float" office:value="47" table:style-name="ce4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AS - Revoke Vehicular Assault</text:p>
          </table:table-cell>
          <table:table-cell office:value-type="float" office:value="11" table:style-name="ce4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VHM - Revoke Vehicular Homicid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EX - Suspend Extended – Accident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2 - Suspend Administrative Insurance-Second</text:p>
          </table:table-cell>
          <table:table-cell office:value-type="float" office:value="10" table:style-name="ce4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3 - Suspend Administrative Insurance-Three or Mor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N - Suspend Administrative Insurance</text:p>
          </table:table-cell>
          <table:table-cell office:value-type="float" office:value="201" table:style-name="ce4">
            <text:p>2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RN - Suspend Renewed – Accident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EX - Suspend Extended – Citation</text:p>
          </table:table-cell>
          <table:table-cell office:value-type="float" office:value="223" table:style-name="ce4">
            <text:p>2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CRN - Suspension Renewed – Citation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DUI - Suspend Drove Under the Influence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CE - Suspend License Restriction-Extend</text:p>
          </table:table-cell>
          <table:table-cell office:value-type="float" office:value="623" table:style-name="ce4">
            <text:p>62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RA - Suspend Financial Responsibility</text:p>
          </table:table-cell>
          <table:table-cell office:value-type="float" office:value="899" table:style-name="ce4">
            <text:p>89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FTC - Suspend Failed to Comply Child Support</text:p>
          </table:table-cell>
          <table:table-cell office:value-type="float" office:value="3371" table:style-name="ce4">
            <text:p>337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S - Suspend Insurance Termination</text:p>
          </table:table-cell>
          <table:table-cell office:value-type="float" office:value="105" table:style-name="ce4">
            <text:p>10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JDG - Suspend Unsatisfied Judgment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LI - Suspend No Liability Insurance</text:p>
          </table:table-cell>
          <table:table-cell office:value-type="float" office:value="361" table:style-name="ce4">
            <text:p>3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NRV - Suspend Non-Resident Violator</text:p>
          </table:table-cell>
          <table:table-cell office:value-type="float" office:value="387" table:style-name="ce4">
            <text:p>38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AI - Suspend Providing Alcohol/ID to Mino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T9 - Suspend Excessive Points</text:p>
          </table:table-cell>
          <table:table-cell office:value-type="float" office:value="540" table:style-name="ce4">
            <text:p>54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SRO - Suspend SR22 Required Ow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LA - Suspend No Interlock Lease</text:p>
          </table:table-cell>
          <table:table-cell office:value-type="float" office:value="770" table:style-name="ce4">
            <text:p>770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float" office:value="22799" table:formula="of:=SUBTOTAL(9;[.B2:.B78])" table:style-name="ce6">
            <text:p>22799</text:p>
          </table:table-cell>
          <table:table-cell table:number-columns-repeated="16382"/>
        </table:table-row>
        <table:table-row table:number-rows-repeated="1048497" table:style-name="ro1">
          <table:table-cell table:number-columns-repeated="16384"/>
        </table:table-row>
      </table:table>
      <table:database-ranges>
        <table:database-range table:target-range-address="January.A1:January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Crystal L Soderman</meta:initial-creator>
    <dc:creator>Soderman, Crystal</dc:creator>
    <meta:creation-date>2023-10-23T10:51:30Z</meta:creation-date>
    <dc:date>2023-10-23T22:38:55Z</dc:date>
  </office:meta>
</office:document-meta>
</file>